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240000C29400004C9E82C50CD8.svm"/>
  <manifest:file-entry manifest:media-type="" manifest:full-path="Pictures/200005C00000682E00005D2857732B8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Verdana" svg:font-family="Verdana"/>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style>
    <style:style style:name="P3" style:family="paragraph" style:parent-style-name="Standard" style:list-style-name="L3"/>
    <style:style style:name="fr1" style:family="graphic" style:parent-style-name="Graphics">
      <style:graphic-properties fo:margin-top="0.499cm" fo:margin-bottom="0.499cm" style:vertical-pos="from-top" style:vertical-rel="page" style:horizontal-pos="from-left" style:horizontal-rel="page"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0.499cm" fo:margin-bottom="0.499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Afbeeldingen1" text:anchor-type="page" text:anchor-page-number="1" svg:x="1.161cm" svg:y="7.17cm" svg:width="19.001cm" svg:height="7.47cm" draw:z-index="0">
        <draw:image xlink:href="Pictures/200004240000C29400004C9E82C50CD8.svm" xlink:type="simple" xlink:show="embed" xlink:actuate="onLoad"/>
      </draw:frame>
      <draw:frame draw:style-name="fr2" draw:name="Afbeeldingen2" text:anchor-type="page" text:anchor-page-number="2" svg:x="1.113cm" svg:y="7.43cm" svg:width="19.001cm" svg:height="16.96cm" draw:z-index="1">
        <draw:image xlink:href="Pictures/200005C00000682E00005D2857732B8B.svm" xlink:type="simple" xlink:show="embed" xlink:actuate="onLoad"/>
      </draw:frame>
      <text:p text:style-name="Standard">Problem</text:p>
      <text:p text:style-name="Standard"/>
      <text:p text:style-name="Standard">Goal</text:p>
      <text:p text:style-name="Standard"/>
      <text:p text:style-name="Standard">The nature of this pilot project is research. It should show us the potential of agent technology in grid environments as an approach to improve usability and stability. It should be non invasive.</text:p>
      <text:p text:style-name="Standard"/>
      <text:p text:style-name="Standard">Design, implement and deploy intelligent agents to assist experts and non-expert users to monitor the execution of workflows with <text:a xlink:type="simple" xlink:href="http://amc-app1.amc.sara.nl/twiki/bin/view/EBioScience/MOTEUR">MOTEUR</text:a> on the Dutch Grid. The illustration below visualizes our goal. The lower part of the picture (everything in blue) shows where software agents can be installed to support the processes involved in grid computing. Basically there are 3 areas: notification, monitor the broker (moteur), monitor grid processes.</text:p>
      <text:p text:style-name="Standard"/>
      <text:p text:style-name="Standard"/>
      <text:p text:style-name="Standard">Scenario</text:p>
      <text:p text:style-name="Standard"/>
      <text:p text:style-name="Standard">Below you find the original scenario we had in mind when starting the pilot. Over time this slightly changed, mainly as to integration with existing solutions. We realized that the agent 'layer' could be designed as a very loosely coupled layer.</text:p>
      <text:p text:style-name="Standard"/>
      <text:list xml:id="list929697354" text:style-name="L1">
        <text:list-item>
          <text:p text:style-name="P2">Developer implements application, describes its GASW, develops a workflow that uses this application </text:p>
        </text:list-item>
        <text:list-item>
          <text:p text:style-name="P2">Researcher runs the workflow from VBrowser MOTEUR plug-in </text:p>
        </text:list-item>
        <text:list-item>
          <text:p text:style-name="P2">Workflow is executed on the grid by MOTEUR on the server (alegre) </text:p>
        </text:list-item>
        <text:list-item>
          <text:p text:style-name="P2">Things are ok if all workflow tasks are executed successfully (even if after some retries) </text:p>
        </text:list-item>
        <text:list-item>
          <text:p text:style-name="P2">In the meantime there are agents looking at the workflow logs to detect failure conditions. </text:p>
        </text:list-item>
        <text:list-item>
          <text:p text:style-name="P2">If an error occurs, the agents communicate with the VBrowser and a high-level message is displayed. </text:p>
        </text:list-item>
        <text:list-item>
          <text:p text:style-name="P2"><text:soft-page-break/>The developer of the workflow is contacted automatically by the agents with the information that is needed to troubleshoot. </text:p>
        </text:list-item>
        <text:list-item>
          <text:p text:style-name="P2">if the problem is related to grid resources, a message is automatically sent to the grid and e-BioInfra admins. </text:p>
        </text:list-item>
        <text:list-item>
          <text:p text:style-name="P1">Suggestions about improvement/recovery are provided by the agents upon request/automatically. </text:p>
        </text:list-item>
      </text:list>
      <text:p text:style-name="Standard"/>
      <text:p text:style-name="Standard">Approach</text:p>
      <text:p text:style-name="Standard"/>
      <text:p text:style-name="Standard">In our approach we identified 3 areas, notification, monitor moteur and monitor grid jobs as illustrated below. We identified the main tasks that have to be carried out by the solution and came to the following.</text:p>
      <text:p text:style-name="Standard"/>
      <text:list xml:id="list1401097348" text:style-name="L3">
        <text:list-item>
          <text:p text:style-name="P3">detect new workflow</text:p>
        </text:list-item>
        <text:list-item>
          <text:p text:style-name="P3"><text:soft-page-break/>detect status update for workflow</text:p>
        </text:list-item>
        <text:list-item>
          <text:p text:style-name="P3">notify status update for workflow</text:p>
        </text:list-item>
      </text:list>
      <text:p text:style-name="Standard">For each of the main tasks we use an agent, so we have one agent with the task to detect the start of a workflow, we have for each workflow an agent that detects new information available for the particular workflow, and we have for each</text:p>
      <text:p text:style-name="Standard"/>
      <text:p text:style-name="Standard">Evaluation</text:p>
      <text:p text:style-name="Standard"/>
      <text:p text:style-name="Standard">Conclusions</text:p>
      <text:p text:style-name="Standard"/>
      <text:p text:style-name="Standard">Future wor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Verdana" svg:font-family="Verdana"/>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duard Drenth</meta:initial-creator>
    <meta:creation-date>2009-08-31T12:39:04</meta:creation-date>
    <meta:generator>OpenOffice.org/3.1$Linux OpenOffice.org_project/310m19$Build-9420</meta:generator>
    <dc:date>2010-01-27T11:47:50</dc:date>
    <dc:creator>Eduard Drenth</dc:creator>
    <meta:editing-duration>PT01H03M37S</meta:editing-duration>
    <meta:editing-cycles>5</meta:editing-cycles>
    <meta:document-statistic meta:table-count="0" meta:image-count="2" meta:object-count="0" meta:page-count="3" meta:paragraph-count="24" meta:word-count="383" meta:character-count="2337"/>
  </office:meta>
</office:document-meta>
</file>